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" svg:font-family="CCode39" style:font-family-generic="roman"/>
    <style:font-face style:name="Helvetica1" svg:font-family="Helvetica" style:font-family-generic="roman"/>
    <style:font-face style:name="CCode391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 style:shadow="none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officeooo:paragraph-rsid="000d11ef" style:font-size-asian="12pt" style:font-size-complex="12pt"/>
    </style:style>
    <style:style style:name="P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officeooo:rsid="00093fe2" officeooo:paragraph-rsid="000d11ef" style:font-size-asian="12pt" style:font-size-complex="12pt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officeooo:paragraph-rsid="000d11ef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paragraph-rsid="0009e569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paragraph-rsid="000d11ef" style:font-size-asian="12pt" style:font-size-complex="12pt"/>
    </style:style>
    <style:style style:name="P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93fe2" officeooo:paragraph-rsid="000d11ef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9e569" officeooo:paragraph-rsid="000d11ef" style:font-size-asian="12pt" style:font-size-complex="12pt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paragraph-rsid="000d11ef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officeooo:paragraph-rsid="000d11ef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officeooo:paragraph-rsid="000d11ef" style:font-size-asian="12pt" style:font-size-complex="12pt"/>
    </style:style>
    <style:style style:name="P1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officeooo:paragraph-rsid="000d11ef" style:font-size-asian="12pt" style:font-size-complex="12pt"/>
    </style:style>
    <style:style style:name="T1" style:family="text">
      <style:text-properties officeooo:rsid="000b9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*<text:span text:style-name="T1">X%SETUP*</text:span></text:p>
            <text:p text:style-name="P9"><text:span text:style-name="T1">SETUP</text:span></text:p>
          </table:table-cell>
          <table:table-cell table:style-name="Table1.A1" office:value-type="string">
            <text:p text:style-name="P11">*U%JEFFW*</text:p>
            <text:p text:style-name="P8">JEFFW</text:p>
          </table:table-cell>
        </table:table-row>
        <table:table-row>
          <table:table-cell table:style-name="Table1.A1" office:value-type="string">
            <text:p text:style-name="P1">*X%START*</text:p>
            <text:p text:style-name="P5">START PICK</text:p>
          </table:table-cell>
          <table:table-cell table:style-name="Table1.A1" office:value-type="string">
            <text:p text:style-name="P3">*L%A01.01*</text:p>
            <text:p text:style-name="P8">A01.01</text:p>
          </table:table-cell>
        </table:table-row>
        <table:table-row>
          <table:table-cell table:style-name="Table1.A1" office:value-type="string">
            <text:p text:style-name="P1">*X%SHORT*</text:p>
            <text:p text:style-name="P7">SHORT</text:p>
          </table:table-cell>
          <table:table-cell table:style-name="Table1.A1" office:value-type="string">
            <text:p text:style-name="P3">*O%123*</text:p>
            <text:p text:style-name="P8">123</text:p>
          </table:table-cell>
        </table:table-row>
        <table:table-row>
          <table:table-cell table:style-name="Table1.A1" office:value-type="string">
            <text:p text:style-name="P1">*X%LOGOUT*</text:p>
            <text:p text:style-name="P5">LOGOUT</text:p>
          </table:table-cell>
          <table:table-cell table:style-name="Table1.A1" office:value-type="string">
            <text:p text:style-name="P3">*O%456*</text:p>
            <text:p text:style-name="P8">456</text:p>
          </table:table-cell>
        </table:table-row>
        <table:table-row>
          <table:table-cell table:style-name="Table1.A1" office:value-type="string">
            <text:p text:style-name="P10"><text:span text:style-name="T1">*X%RESUME*</text:span></text:p>
            <text:p text:style-name="P5"><text:span text:style-name="T1">RESUME</text:span></text:p>
          </table:table-cell>
          <table:table-cell table:style-name="Table1.A1" office:value-type="string">
            <text:p text:style-name="P3">*B%1*</text:p>
            <text:p text:style-name="P6">POS1</text:p>
          </table:table-cell>
        </table:table-row>
        <table:table-row>
          <table:table-cell table:style-name="Table1.A1" office:value-type="string">
            <text:p text:style-name="P10"><text:span text:style-name="T1">*X%NO*</text:span></text:p>
            <text:p text:style-name="P5"><text:span text:style-name="T1">NO (COFIRM)</text:span></text:p>
          </table:table-cell>
          <table:table-cell table:style-name="Table1.A1" office:value-type="string">
            <text:p text:style-name="P2">*B%2*</text:p>
            <text:p text:style-name="P6">POS2</text:p>
          </table:table-cell>
        </table:table-row>
        <table:table-row>
          <table:table-cell table:style-name="Table1.A1" office:value-type="string">
            <text:p text:style-name="P10">*<text:span text:style-name="T1">X%YES*</text:span></text:p>
            <text:p text:style-name="P5"><text:span text:style-name="T1">YES (CONFIRM)</text:span></text:p>
          </table:table-cell>
          <table:table-cell table:style-name="Table1.A1" office:value-type="string">
            <text:p text:style-name="P2">*B%3*</text:p>
            <text:p text:style-name="P6">POS3</text:p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" svg:font-family="CCode39" style:font-family-generic="roman"/>
    <style:font-face style:name="Helvetica1" svg:font-family="Helvetica" style:font-family-generic="roman"/>
    <style:font-face style:name="CCode391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2-22T14:41:19</meta:print-date>
    <dc:date>2013-03-04T16:54:14</dc:date>
    <meta:editing-duration>PT21M4S</meta:editing-duration>
    <meta:editing-cycles>7</meta:editing-cycles>
    <meta:generator>LibreOffice/4.0.0.3$MacOSX_x86 LibreOffice_project/53fd80e80f44edd735c18dbc5b6cde811e0a15c</meta:generator>
    <meta:document-statistic meta:table-count="1" meta:image-count="0" meta:object-count="0" meta:page-count="1" meta:paragraph-count="28" meta:word-count="31" meta:character-count="193" meta:non-whitespace-character-count="190"/>
  </office:meta>
</office:document-meta>
</file>